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77cm" fo:min-width="3.58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84cm" fo:min-width="0.09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none" draw:fill-color="#ffffff" fo:min-height="0.3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239cm"/>
    </style:style>
    <style:style style:name="gr10" style:family="graphic" style:parent-style-name="standard">
      <style:graphic-properties draw:textarea-horizontal-align="justify" draw:textarea-vertical-align="middle" draw:auto-grow-height="false" fo:min-height="0.777cm" fo:min-width="1.583cm"/>
    </style:style>
    <style:style style:name="gr11" style:family="graphic" style:parent-style-name="standard">
      <style:graphic-properties draw:textarea-horizontal-align="justify" draw:textarea-vertical-align="middle" draw:auto-grow-height="false" fo:min-height="0.777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.5pt" style:font-size-asian="8pt" style:font-size-complex="8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083cm" svg:height="1.027cm" svg:x="4.2cm" svg:y="4.5cm">
          <text:p text:style-name="P1"><text:span text:style-name="T1">Listar process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843cm" svg:height="0.754cm" svg:x="1.457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.879cm" svg:y1="9.1cm" svg:x2="4.2cm" svg:y2="5.013cm" draw:start-shape="id1" draw:start-glue-point="4" draw:end-shape="id2" draw:end-glue-point="3" svg:d="M1879 9100v-4087h2321" svg:viewBox="0 0 2322 4088">
          <text:p text:style-name="P1"><text:span text:style-name="T2">1</text:span></text:p>
        </draw:connector>
        <draw:custom-shape draw:style-name="gr1" draw:text-style-name="P2" xml:id="id3" draw:id="id3" draw:layer="layout" svg:width="4.083cm" svg:height="1.027cm" svg:x="4.217cm" svg:y="6.5cm">
          <text:p text:style-name="P1"><text:span text:style-name="T1">Acesso à promp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3cm" svg:y1="9.477cm" svg:x2="6.258cm" svg:y2="7.527cm" draw:start-shape="id1" draw:start-glue-point="10" draw:end-shape="id3" draw:end-glue-point="2" svg:d="M2300 9477h3958v-1950" svg:viewBox="0 0 3959 1951">
          <text:p text:style-name="P1"><text:span text:style-name="T2">2</text:span></text:p>
        </draw:connector>
        <draw:custom-shape draw:style-name="gr1" draw:text-style-name="P2" xml:id="id4" draw:id="id4" draw:layer="layout" svg:width="4.083cm" svg:height="1.027cm" svg:x="11.3cm" svg:y="1.4cm">
          <text:p text:style-name="P1"><text:span text:style-name="T1">Listar Arquiv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3cm" svg:y1="7.013cm" svg:x2="11.3cm" svg:y2="1.913cm" draw:start-shape="id3" draw:start-glue-point="1" draw:end-shape="id4" draw:end-glue-point="3" svg:d="M8300 7013h1499v-5100h1501" svg:viewBox="0 0 3001 5101">
          <text:p/>
        </draw:connector>
        <draw:custom-shape draw:style-name="gr1" draw:text-style-name="P2" xml:id="id6" draw:id="id6" draw:layer="layout" svg:width="4.083cm" svg:height="1.027cm" svg:x="11.3cm" svg:y="3.227cm">
          <text:p text:style-name="P1"><text:span text:style-name="T1">Selecionar Arquiv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083cm" svg:height="1.027cm" svg:x="4.2cm" svg:y="15.973cm">
          <text:p text:style-name="P1"><text:span text:style-name="T1">Onde Estou?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.879cm" svg:y1="9.854cm" svg:x2="4.2cm" svg:y2="16.486cm" draw:start-shape="id1" draw:start-glue-point="8" draw:end-shape="id5" draw:end-glue-point="3" svg:d="M1879 9854v6632h2321" svg:viewBox="0 0 2322 6633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0</text:span></text:p>
        </draw:connector>
        <draw:connector draw:style-name="gr4" draw:text-style-name="P4" draw:layer="layout" svg:x1="8.3cm" svg:y1="7.013cm" svg:x2="11.3cm" svg:y2="3.74cm" draw:start-shape="id3" draw:start-glue-point="1" draw:end-shape="id6" draw:end-glue-point="3" svg:d="M8300 7013h1499v-3273h1501" svg:viewBox="0 0 3001 3274">
          <text:p/>
        </draw:connector>
        <draw:custom-shape draw:style-name="gr1" draw:text-style-name="P2" xml:id="id7" draw:id="id7" draw:layer="layout" svg:width="4.083cm" svg:height="1.027cm" svg:x="11.3cm" svg:y="5.1cm">
          <text:p text:style-name="P1"><text:span text:style-name="T1">Retorn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3cm" svg:y1="7.013cm" svg:x2="11.3cm" svg:y2="5.613cm" draw:start-shape="id3" draw:start-glue-point="1" draw:end-shape="id7" svg:d="M8300 7013h1499v-1400h1501" svg:viewBox="0 0 3001 14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ustom-shape draw:style-name="gr1" draw:text-style-name="P2" xml:id="id8" draw:id="id8" draw:layer="layout" svg:width="4.083cm" svg:height="1.027cm" svg:x="11.3cm" svg:y="7cm">
          <text:p text:style-name="P1"><text:span text:style-name="T1">Onde Estou?</text:span></text:p>
          <draw:enhanced-geometry svg:viewBox="0 0 21600 21600" draw:type="rectangle" draw:enhanced-path="M 0 0 L 21600 0 21600 21600 0 21600 0 0 Z N"/>
        </draw:custom-shape>
        <draw:connector draw:style-name="gr3" draw:text-style-name="P1" xml:id="id12" draw:id="id12" draw:layer="layout" svg:x1="8.3cm" svg:y1="7.013cm" svg:x2="11.3cm" svg:y2="7.513cm" draw:start-shape="id3" draw:start-glue-point="1" draw:end-shape="id8" svg:d="M8300 7013h1499v500h1501" svg:viewBox="0 0 3001 50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2"/></text:p>
        </draw:connector>
        <draw:custom-shape draw:style-name="gr5" draw:text-style-name="P1" xml:id="id9" draw:id="id9" draw:layer="layout" svg:width="1cm" svg:height="1cm" svg:x="20.1cm" svg:y="3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5.383cm" svg:y1="3.74cm" svg:x2="20.1cm" svg:y2="3.727cm" draw:start-shape="id6" draw:start-glue-point="1" draw:end-shape="id9" draw:end-glue-point="6" svg:d="M15383 3740h2358v-13h2359" svg:viewBox="0 0 4718 14">
          <text:p text:style-name="P1"><text:span text:style-name="T2">Seleciona arquivo</text:span></text:p>
        </draw:connector>
        <draw:custom-shape draw:style-name="gr1" draw:text-style-name="P2" xml:id="id10" draw:id="id10" draw:layer="layout" svg:width="4.083cm" svg:height="1.027cm" svg:x="4.2cm" svg:y="10.873cm">
          <text:p text:style-name="P1"><text:span text:style-name="T1">Matar processo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177cm" svg:y1="9.744cm" svg:x2="4.2cm" svg:y2="11.386cm" draw:start-shape="id1" draw:start-glue-point="9" draw:end-shape="id10" draw:end-glue-point="3" svg:d="M2177 9744v1642h2023" svg:viewBox="0 0 2024 1643">
          <text:p text:style-name="P1"><text:span text:style-name="T2">3</text:span></text:p>
        </draw:connector>
        <draw:custom-shape draw:style-name="gr1" draw:text-style-name="P2" xml:id="id11" draw:id="id11" draw:layer="layout" svg:width="4.083cm" svg:height="1.027cm" svg:x="4.117cm" svg:y="13.273cm">
          <text:p text:style-name="P1"><text:span text:style-name="T1">Acessar processo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177cm" svg:y1="9.744cm" svg:x2="4.117cm" svg:y2="13.786cm" draw:start-shape="id1" draw:start-glue-point="9" draw:end-shape="id11" draw:end-glue-point="3" svg:d="M2177 9744v4042h1940" svg:viewBox="0 0 1941 404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2">#</text:span></text:p>
          <text:p text:style-name="P1"><text:span text:style-name="T2"/></text:p>
        </draw:connector>
        <draw:frame draw:style-name="gr6" draw:text-style-name="P5" draw:layer="layout" svg:width="1cm" svg:height="0.649cm" svg:x="9.9cm" svg:y="1.451cm">
          <draw:text-box>
            <text:p><text:span text:style-name="T2">1</text:span></text:p>
          </draw:text-box>
        </draw:frame>
        <draw:frame draw:style-name="gr7" draw:text-style-name="P5" draw:layer="layout" svg:width="0.739cm" svg:height="1.149cm" svg:x="9.9cm" svg:y="3.151cm">
          <draw:text-box>
            <text:p><text:span text:style-name="T2">#</text:span></text:p>
          </draw:text-box>
        </draw:frame>
        <draw:frame draw:style-name="gr8" draw:text-style-name="P5" draw:layer="layout" svg:width="3cm" svg:height="0.649cm" svg:x="10cm" svg:y="4.951cm">
          <draw:text-box>
            <text:p><text:span text:style-name="T2">2</text:span></text:p>
          </draw:text-box>
        </draw:frame>
        <draw:frame draw:style-name="gr9" draw:text-style-name="P5" draw:layer="layout" svg:width="0.739cm" svg:height="0.649cm" svg:x="10.061cm" svg:y="6.8cm">
          <draw:text-box>
            <text:p><text:span text:style-name="T2">0</text:span></text:p>
          </draw:text-box>
        </draw:frame>
        <draw:custom-shape draw:style-name="gr10" draw:text-style-name="P2" xml:id="id18" draw:id="id18" draw:layer="layout" svg:width="2.083cm" svg:height="1.027cm" svg:x="16.117cm" svg:y="7cm">
          <text:p text:style-name="P1"><text:span text:style-name="T1">Apag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7" draw:id="id17" draw:layer="layout" svg:width="2.1cm" svg:height="1.027cm" svg:x="18.7cm" svg:y="7cm">
          <text:p text:style-name="P1"><text:span text:style-name="T1">Renome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9" draw:id="id19" draw:layer="layout" svg:width="2.1cm" svg:height="1.027cm" svg:x="21.5cm" svg:y="7cm">
          <text:p text:style-name="P1"><text:span text:style-name="T1">Edit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6" draw:id="id16" draw:layer="layout" svg:width="2.1cm" svg:height="1.027cm" svg:x="24.1cm" svg:y="7cm">
          <text:p text:style-name="P1"><text:span text:style-name="T1">Execut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" draw:id="id14" draw:layer="layout" svg:width="2.1cm" svg:height="1.027cm" svg:x="24.5cm" svg:y="1.4cm">
          <text:p text:style-name="P1"><text:span text:style-name="T1">Onde Estou?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" draw:id="id15" draw:layer="layout" svg:width="2.1cm" svg:height="1.027cm" svg:x="24.5cm" svg:y="3.373cm">
          <text:p text:style-name="P1"><text:span text:style-name="T1">Retorn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.083cm" svg:height="1.027cm" svg:x="11.4cm" svg:y="8.973cm">
          <text:p text:style-name="P1"><text:span text:style-name="T1">Criar Arquivo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799cm" svg:y1="7.263cm" svg:x2="11.4cm" svg:y2="9.486cm" draw:start-shape="id12" draw:start-glue-point="0" draw:end-shape="id13" draw:end-glue-point="3" svg:d="M9799 7263v2223h1601" svg:viewBox="0 0 1602 2224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3</text:span></text:p>
        </draw:connector>
        <draw:connector draw:style-name="gr3" draw:text-style-name="P4" draw:layer="layout" svg:x1="20.6cm" svg:y1="3.227cm" svg:x2="24.5cm" svg:y2="1.913cm" draw:start-shape="id9" draw:start-glue-point="4" draw:end-shape="id14" svg:d="M20600 3227v-1314h3900" svg:viewBox="0 0 3901 1315">
          <text:p text:style-name="P1"><text:span text:style-name="T2">0</text:span></text:p>
        </draw:connector>
        <draw:connector draw:style-name="gr3" draw:text-style-name="P4" draw:layer="layout" svg:x1="21.1cm" svg:y1="3.727cm" svg:x2="24.5cm" svg:y2="3.886cm" draw:start-shape="id9" draw:start-glue-point="10" draw:end-shape="id15" svg:d="M21100 3727h1701v159h1699" svg:viewBox="0 0 3401 160">
          <text:p text:style-name="P1"><text:span text:style-name="T2">2</text:span></text:p>
        </draw:connector>
        <draw:connector draw:style-name="gr3" draw:text-style-name="P4" draw:layer="layout" svg:x1="20.954cm" svg:y1="4.081cm" svg:x2="25.15cm" svg:y2="7cm" draw:start-shape="id9" draw:start-glue-point="9" draw:end-shape="id16" draw:end-glue-point="0" svg:d="M20954 4081v1533h4196v1386" svg:viewBox="0 0 4197 2920">
          <text:p text:style-name="P1"><text:span text:style-name="T2">1</text:span></text:p>
        </draw:connector>
        <draw:connector draw:style-name="gr3" draw:text-style-name="P4" draw:layer="layout" svg:x1="20.6cm" svg:y1="4.227cm" svg:x2="19.75cm" svg:y2="7cm" draw:start-shape="id9" draw:start-glue-point="8" draw:end-shape="id17" svg:d="M20600 4227v1387h-850v1386" svg:viewBox="0 0 851 2774">
          <text:p text:style-name="P1"><text:span text:style-name="T2">3</text:span></text:p>
        </draw:connector>
        <draw:connector draw:style-name="gr3" draw:text-style-name="P4" draw:layer="layout" svg:x1="20.6cm" svg:y1="4.227cm" svg:x2="17.158cm" svg:y2="7cm" draw:start-shape="id9" draw:start-glue-point="8" draw:end-shape="id18" svg:d="M20600 4227v1387h-3442v1386" svg:viewBox="0 0 3443 2774">
          <text:p text:style-name="P1"><text:span text:style-name="T2">4</text:span></text:p>
        </draw:connector>
        <draw:connector draw:style-name="gr3" draw:text-style-name="P4" draw:layer="layout" svg:x1="20.6cm" svg:y1="4.227cm" svg:x2="22.55cm" svg:y2="7cm" draw:start-shape="id9" draw:start-glue-point="8" draw:end-shape="id19" draw:end-glue-point="0" svg:d="M20600 4227v1387h1950v1386" svg:viewBox="0 0 1951 2774">
          <text:p text:style-name="P1"><text:span text:style-name="T2">5</text:span></text:p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7:34:34.359075936</meta:creation-date>
    <dc:date>2017-11-12T14:49:47.543187024</dc:date>
    <meta:editing-duration>PT1H38M39S</meta:editing-duration>
    <meta:editing-cycles>23</meta:editing-cycles>
    <meta:generator>LibreOffice/5.3.7.2.0$Linux_X86_64 LibreOffice_project/30$Build-2</meta:generator>
    <meta:document-statistic meta:object-count="39"/>
  </office:meta>
</office:document-meta>
</file>